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2.1437in"/>
    </style:style>
    <style:style style:name="co11" style:family="table-column">
      <style:table-column-properties fo:break-before="auto" style:column-width="1.2626in"/>
    </style:style>
    <style:style style:name="co12" style:family="table-column">
      <style:table-column-properties fo:break-before="auto" style:column-width="1.3709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131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043in"/>
    </style:style>
    <style:style style:name="co18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5"/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4"/>
        <table:table-column table:style-name="co16" table:default-cell-style-name="ce6"/>
        <table:table-column table:style-name="co16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2000" calcext:value-type="string">
            <text:p>0000000000000000000002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000</text:p>
          </table:table-cell>
          <table:table-cell table:style-name="Default" office:value-type="float" office:value="135471.34" calcext:value-type="float">
            <text:p>135471.34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2903" calcext:value-type="string">
            <text:p>0000000000000000000002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903</text:p>
          </table:table-cell>
          <table:table-cell table:style-name="Default" office:value-type="float" office:value="46981.09" calcext:value-type="float">
            <text:p>46981.09</text:p>
          </table:table-cell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2303" calcext:value-type="string">
            <text:p>0000000000000000000002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303</text:p>
          </table:table-cell>
          <table:table-cell table:style-name="Default" office:value-type="float" office:value="18844.62" calcext:value-type="float">
            <text:p>18844.62</text:p>
          </table:table-cell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2003" calcext:value-type="string">
            <text:p>0000000000000000000002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003</text:p>
          </table:table-cell>
          <table:table-cell table:style-name="Default" office:value-type="float" office:value="87537.79" calcext:value-type="float">
            <text:p>87537.79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3003" calcext:value-type="string">
            <text:p>0000000000000000000003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003</text:p>
          </table:table-cell>
          <table:table-cell table:style-name="Default" office:value-type="float" office:value="33277.45" calcext:value-type="float">
            <text:p>33277.45</text:p>
          </table:table-cell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3500" calcext:value-type="string">
            <text:p>0000000000000000000003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500</text:p>
          </table:table-cell>
          <table:table-cell table:style-name="Default" office:value-type="float" office:value="49968.1883333333" calcext:value-type="float">
            <text:p>49968.1883333333</text:p>
          </table:table-cell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4509" calcext:value-type="string">
            <text:p>0000000000000000000004509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509</text:p>
          </table:table-cell>
          <table:table-cell table:style-name="Default" office:value-type="float" office:value="16020.36" calcext:value-type="float">
            <text:p>16020.36</text:p>
          </table:table-cell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3800" calcext:value-type="string">
            <text:p>0000000000000000000003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800</text:p>
          </table:table-cell>
          <table:table-cell table:style-name="Default" office:value-type="float" office:value="7076.97" calcext:value-type="float">
            <text:p>7076.97</text:p>
          </table:table-cell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1100" calcext:value-type="string">
            <text:p>0000000000000000000001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1100</text:p>
          </table:table-cell>
          <table:table-cell table:style-name="Default" office:value-type="float" office:value="79578.74" calcext:value-type="float">
            <text:p>79578.74</text:p>
          </table:table-cell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2802" calcext:value-type="string">
            <text:p>0000000000000000000002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802</text:p>
          </table:table-cell>
          <table:table-cell table:style-name="Default" office:value-type="float" office:value="14596.98" calcext:value-type="float">
            <text:p>14596.98</text:p>
          </table:table-cell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2501" calcext:value-type="string">
            <text:p>00000000000000000000025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501</text:p>
          </table:table-cell>
          <table:table-cell table:style-name="Default" office:value-type="float" office:value="33551.74" calcext:value-type="float">
            <text:p>33551.74</text:p>
          </table:table-cell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3203" calcext:value-type="string">
            <text:p>0000000000000000000003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203</text:p>
          </table:table-cell>
          <table:table-cell table:style-name="Default" office:value-type="float" office:value="110675.16" calcext:value-type="float">
            <text:p>110675.16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4501" calcext:value-type="string">
            <text:p>00000000000000000000045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501</text:p>
          </table:table-cell>
          <table:table-cell table:style-name="Default" office:value-type="float" office:value="44160.9516666667" calcext:value-type="float">
            <text:p>44160.9516666667</text:p>
          </table:table-cell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2902" calcext:value-type="string">
            <text:p>0000000000000000000002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902</text:p>
          </table:table-cell>
          <table:table-cell table:style-name="Default" office:value-type="float" office:value="67661.51" calcext:value-type="float">
            <text:p>67661.51</text:p>
          </table:table-cell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2701" calcext:value-type="string">
            <text:p>0000000000000000000002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701</text:p>
          </table:table-cell>
          <table:table-cell table:style-name="Default" office:value-type="float" office:value="31601.29" calcext:value-type="float">
            <text:p>31601.29</text:p>
          </table:table-cell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2808" calcext:value-type="string">
            <text:p>00000000000000000000028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808</text:p>
          </table:table-cell>
          <table:table-cell table:style-name="Default" office:value-type="float" office:value="14932.54" calcext:value-type="float">
            <text:p>14932.54</text:p>
          </table:table-cell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2102" calcext:value-type="string">
            <text:p>0000000000000000000002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102</text:p>
          </table:table-cell>
          <table:table-cell table:style-name="Default" office:value-type="float" office:value="45947.72" calcext:value-type="float">
            <text:p>45947.72</text:p>
          </table:table-cell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4503" calcext:value-type="string">
            <text:p>0000000000000000000004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503</text:p>
          </table:table-cell>
          <table:table-cell table:style-name="Default" office:value-type="float" office:value="168748.021666667" calcext:value-type="float">
            <text:p>168748.021666667</text:p>
          </table:table-cell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1200" calcext:value-type="string">
            <text:p>0000000000000000000001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1200</text:p>
          </table:table-cell>
          <table:table-cell table:style-name="Default" office:value-type="float" office:value="40703.04" calcext:value-type="float">
            <text:p>40703.04</text:p>
          </table:table-cell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3304" calcext:value-type="string">
            <text:p>0000000000000000000003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304</text:p>
          </table:table-cell>
          <table:table-cell table:style-name="Default" office:value-type="float" office:value="55127.0066666667" calcext:value-type="float">
            <text:p>55127.0066666667</text:p>
          </table:table-cell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2502" calcext:value-type="string">
            <text:p>0000000000000000000002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502</text:p>
          </table:table-cell>
          <table:table-cell table:style-name="Default" office:value-type="float" office:value="16629.94" calcext:value-type="float">
            <text:p>16629.94</text:p>
          </table:table-cell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2600" calcext:value-type="string">
            <text:p>0000000000000000000002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600</text:p>
          </table:table-cell>
          <table:table-cell table:style-name="Default" office:value-type="float" office:value="18010.83" calcext:value-type="float">
            <text:p>18010.83</text:p>
          </table:table-cell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4502" calcext:value-type="string">
            <text:p>0000000000000000000004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502</text:p>
          </table:table-cell>
          <table:table-cell table:style-name="Default" office:value-type="float" office:value="29875.5466666667" calcext:value-type="float">
            <text:p>29875.5466666667</text:p>
          </table:table-cell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3400" calcext:value-type="string">
            <text:p>0000000000000000000003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400</text:p>
          </table:table-cell>
          <table:table-cell table:style-name="Default" office:value-type="float" office:value="45366.34" calcext:value-type="float">
            <text:p>45366.34</text:p>
          </table:table-cell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4200" calcext:value-type="string">
            <text:p>0000000000000000000004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200</text:p>
          </table:table-cell>
          <table:table-cell table:style-name="Default" office:value-type="float" office:value="4928.01" calcext:value-type="float">
            <text:p>4928.01</text:p>
          </table:table-cell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2503" calcext:value-type="string">
            <text:p>0000000000000000000002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503</text:p>
          </table:table-cell>
          <table:table-cell table:style-name="Default" office:value-type="float" office:value="89488" calcext:value-type="float">
            <text:p>89488</text:p>
          </table:table-cell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4201" calcext:value-type="string">
            <text:p>0000000000000000000004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201</text:p>
          </table:table-cell>
          <table:table-cell table:style-name="Default" office:value-type="float" office:value="62375.88" calcext:value-type="float">
            <text:p>62375.88</text:p>
          </table:table-cell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4602" calcext:value-type="string">
            <text:p>0000000000000000000004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602</text:p>
          </table:table-cell>
          <table:table-cell table:style-name="Default" office:value-type="float" office:value="17806.06" calcext:value-type="float">
            <text:p>17806.06</text:p>
          </table:table-cell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2806" calcext:value-type="string">
            <text:p>00000000000000000000028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806</text:p>
          </table:table-cell>
          <table:table-cell table:style-name="Default" office:value-type="float" office:value="17990.85" calcext:value-type="float">
            <text:p>17990.85</text:p>
          </table:table-cell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3104" calcext:value-type="string">
            <text:p>00000000000000000000031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104</text:p>
          </table:table-cell>
          <table:table-cell table:style-name="Default" office:value-type="float" office:value="112637.21" calcext:value-type="float">
            <text:p>112637.21</text:p>
          </table:table-cell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2005" calcext:value-type="string">
            <text:p>00000000000000000000020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005</text:p>
          </table:table-cell>
          <table:table-cell table:style-name="Default" office:value-type="float" office:value="32230.35" calcext:value-type="float">
            <text:p>32230.35</text:p>
          </table:table-cell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3001" calcext:value-type="string">
            <text:p>0000000000000000000003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001</text:p>
          </table:table-cell>
          <table:table-cell table:style-name="Default" office:value-type="float" office:value="63434.4416666667" calcext:value-type="float">
            <text:p>63434.4416666667</text:p>
          </table:table-cell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3103" calcext:value-type="string">
            <text:p>0000000000000000000003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103</text:p>
          </table:table-cell>
          <table:table-cell table:style-name="Default" office:value-type="float" office:value="31997.08" calcext:value-type="float">
            <text:p>31997.08</text:p>
          </table:table-cell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2104" calcext:value-type="string">
            <text:p>00000000000000000000021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104</text:p>
          </table:table-cell>
          <table:table-cell table:style-name="Default" office:value-type="float" office:value="3668.71" calcext:value-type="float">
            <text:p>3668.71</text:p>
          </table:table-cell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4505" calcext:value-type="string">
            <text:p>00000000000000000000045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505</text:p>
          </table:table-cell>
          <table:table-cell table:style-name="Default" office:value-type="float" office:value="84368.2466666666" calcext:value-type="float">
            <text:p>84368.2466666666</text:p>
          </table:table-cell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3600" calcext:value-type="string">
            <text:p>0000000000000000000003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600</text:p>
          </table:table-cell>
          <table:table-cell table:style-name="Default" office:value-type="float" office:value="4976.41" calcext:value-type="float">
            <text:p>4976.41</text:p>
          </table:table-cell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3902" calcext:value-type="string">
            <text:p>0000000000000000000003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902</text:p>
          </table:table-cell>
          <table:table-cell table:style-name="Default" office:value-type="float" office:value="30201.75" calcext:value-type="float">
            <text:p>30201.75</text:p>
          </table:table-cell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3701" calcext:value-type="string">
            <text:p>0000000000000000000003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701</text:p>
          </table:table-cell>
          <table:table-cell table:style-name="Default" office:value-type="float" office:value="55066.03" calcext:value-type="float">
            <text:p>55066.03</text:p>
          </table:table-cell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3200" calcext:value-type="string">
            <text:p>0000000000000000000003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200</text:p>
          </table:table-cell>
          <table:table-cell table:style-name="Default" office:value-type="float" office:value="54609.88" calcext:value-type="float">
            <text:p>54609.88</text:p>
          </table:table-cell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1301" calcext:value-type="string">
            <text:p>0000000000000000000001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1301</text:p>
          </table:table-cell>
          <table:table-cell table:style-name="Default" office:value-type="float" office:value="37048.55" calcext:value-type="float">
            <text:p>37048.55</text:p>
          </table:table-cell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4202" calcext:value-type="string">
            <text:p>0000000000000000000004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202</text:p>
          </table:table-cell>
          <table:table-cell table:style-name="Default" office:value-type="float" office:value="85578.63" calcext:value-type="float">
            <text:p>85578.63</text:p>
          </table:table-cell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4506" calcext:value-type="string">
            <text:p>00000000000000000000045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506</text:p>
          </table:table-cell>
          <table:table-cell table:style-name="Default" office:value-type="float" office:value="29764.7566666667" calcext:value-type="float">
            <text:p>29764.7566666667</text:p>
          </table:table-cell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2103" calcext:value-type="string">
            <text:p>0000000000000000000002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103</text:p>
          </table:table-cell>
          <table:table-cell table:style-name="Default" office:value-type="float" office:value="25678.66" calcext:value-type="float">
            <text:p>25678.66</text:p>
          </table:table-cell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4001" calcext:value-type="string">
            <text:p>0000000000000000000004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001</text:p>
          </table:table-cell>
          <table:table-cell table:style-name="Default" office:value-type="float" office:value="20060.5783333333" calcext:value-type="float">
            <text:p>20060.5783333333</text:p>
          </table:table-cell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7])" office:value-type="string" office:string-value="0000000000000000000003201" calcext:value-type="string">
            <text:p>0000000000000000000003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201</text:p>
          </table:table-cell>
          <table:table-cell table:style-name="Default" office:value-type="float" office:value="241039.41" calcext:value-type="float">
            <text:p>241039.41</text:p>
          </table:table-cell>
          <table:table-cell office:value-type="float" office:value="45" calcext:value-type="float">
            <text:p>4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8])" office:value-type="string" office:string-value="0000000000000000000001300" calcext:value-type="string">
            <text:p>0000000000000000000001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1300</text:p>
          </table:table-cell>
          <table:table-cell table:style-name="Default" office:value-type="float" office:value="2773.2" calcext:value-type="float">
            <text:p>2773.2</text:p>
          </table:table-cell>
          <table:table-cell office:value-type="float" office:value="46" calcext:value-type="float">
            <text:p>4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9])" office:value-type="string" office:string-value="0000000000000000000002905" calcext:value-type="string">
            <text:p>00000000000000000000029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905</text:p>
          </table:table-cell>
          <table:table-cell table:style-name="Default" office:value-type="float" office:value="12462.93" calcext:value-type="float">
            <text:p>12462.93</text:p>
          </table:table-cell>
          <table:table-cell office:value-type="float" office:value="47" calcext:value-type="float">
            <text:p>4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0])" office:value-type="string" office:string-value="0000000000000000000002200" calcext:value-type="string">
            <text:p>0000000000000000000002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200</text:p>
          </table:table-cell>
          <table:table-cell table:style-name="Default" office:value-type="float" office:value="19805.01" calcext:value-type="float">
            <text:p>19805.01</text:p>
          </table:table-cell>
          <table:table-cell office:value-type="float" office:value="48" calcext:value-type="float">
            <text:p>4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1])" office:value-type="string" office:string-value="0000000000000000000004500" calcext:value-type="string">
            <text:p>0000000000000000000004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500</text:p>
          </table:table-cell>
          <table:table-cell table:style-name="Default" office:value-type="float" office:value="24145.53" calcext:value-type="float">
            <text:p>24145.53</text:p>
          </table:table-cell>
          <table:table-cell office:value-type="float" office:value="49" calcext:value-type="float">
            <text:p>4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2])" office:value-type="string" office:string-value="0000000000000000000002106" calcext:value-type="string">
            <text:p>00000000000000000000021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106</text:p>
          </table:table-cell>
          <table:table-cell table:style-name="Default" office:value-type="float" office:value="5266.58" calcext:value-type="float">
            <text:p>5266.58</text:p>
          </table:table-cell>
          <table:table-cell office:value-type="float" office:value="50" calcext:value-type="float">
            <text:p>5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3])" office:value-type="string" office:string-value="0000000000000000000004800" calcext:value-type="string">
            <text:p>0000000000000000000004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800</text:p>
          </table:table-cell>
          <table:table-cell table:style-name="Default" office:value-type="float" office:value="8052.81" calcext:value-type="float">
            <text:p>8052.81</text:p>
          </table:table-cell>
          <table:table-cell office:value-type="float" office:value="51" calcext:value-type="float">
            <text:p>5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4])" office:value-type="string" office:string-value="0000000000000000000003601" calcext:value-type="string">
            <text:p>0000000000000000000003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601</text:p>
          </table:table-cell>
          <table:table-cell table:style-name="Default" office:value-type="float" office:value="14130.53" calcext:value-type="float">
            <text:p>14130.53</text:p>
          </table:table-cell>
          <table:table-cell office:value-type="float" office:value="52" calcext:value-type="float">
            <text:p>5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5])" office:value-type="string" office:string-value="0000000000000000000003305" calcext:value-type="string">
            <text:p>00000000000000000000033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305</text:p>
          </table:table-cell>
          <table:table-cell table:style-name="Default" office:value-type="float" office:value="73536.78" calcext:value-type="float">
            <text:p>73536.78</text:p>
          </table:table-cell>
          <table:table-cell office:value-type="float" office:value="53" calcext:value-type="float">
            <text:p>5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6])" office:value-type="string" office:string-value="0000000000000000000002304" calcext:value-type="string">
            <text:p>0000000000000000000002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304</text:p>
          </table:table-cell>
          <table:table-cell table:style-name="Default" office:value-type="float" office:value="25003.81" calcext:value-type="float">
            <text:p>25003.81</text:p>
          </table:table-cell>
          <table:table-cell office:value-type="float" office:value="54" calcext:value-type="float">
            <text:p>5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7])" office:value-type="string" office:string-value="0000000000000000000002602" calcext:value-type="string">
            <text:p>0000000000000000000002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602</text:p>
          </table:table-cell>
          <table:table-cell table:style-name="Default" office:value-type="float" office:value="31962.49" calcext:value-type="float">
            <text:p>31962.49</text:p>
          </table:table-cell>
          <table:table-cell office:value-type="float" office:value="55" calcext:value-type="float">
            <text:p>5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8])" office:value-type="string" office:string-value="0000000000000000000002901" calcext:value-type="string">
            <text:p>0000000000000000000002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901</text:p>
          </table:table-cell>
          <table:table-cell table:style-name="Default" office:value-type="float" office:value="70108.15" calcext:value-type="float">
            <text:p>70108.15</text:p>
          </table:table-cell>
          <table:table-cell office:value-type="float" office:value="56" calcext:value-type="float">
            <text:p>5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9])" office:value-type="string" office:string-value="0000000000000000000003802" calcext:value-type="string">
            <text:p>0000000000000000000003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802</text:p>
          </table:table-cell>
          <table:table-cell table:style-name="Default" office:value-type="float" office:value="31893.31" calcext:value-type="float">
            <text:p>31893.31</text:p>
          </table:table-cell>
          <table:table-cell office:value-type="float" office:value="57" calcext:value-type="float">
            <text:p>5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0])" office:value-type="string" office:string-value="0000000000000000000002300" calcext:value-type="string">
            <text:p>0000000000000000000002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300</text:p>
          </table:table-cell>
          <table:table-cell table:style-name="Default" office:value-type="float" office:value="12283.29" calcext:value-type="float">
            <text:p>12283.29</text:p>
          </table:table-cell>
          <table:table-cell office:value-type="float" office:value="58" calcext:value-type="float">
            <text:p>5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1])" office:value-type="string" office:string-value="0000000000000000000002800" calcext:value-type="string">
            <text:p>0000000000000000000002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800</text:p>
          </table:table-cell>
          <table:table-cell table:style-name="Default" office:value-type="float" office:value="5632.98" calcext:value-type="float">
            <text:p>5632.98</text:p>
          </table:table-cell>
          <table:table-cell office:value-type="float" office:value="59" calcext:value-type="float">
            <text:p>5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2])" office:value-type="string" office:string-value="0000000000000000000003101" calcext:value-type="string">
            <text:p>0000000000000000000003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101</text:p>
          </table:table-cell>
          <table:table-cell table:style-name="Default" office:value-type="float" office:value="16354.35" calcext:value-type="float">
            <text:p>16354.35</text:p>
          </table:table-cell>
          <table:table-cell office:value-type="float" office:value="60" calcext:value-type="float">
            <text:p>6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3])" office:value-type="string" office:string-value="0000000000000000000004203" calcext:value-type="string">
            <text:p>0000000000000000000004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203</text:p>
          </table:table-cell>
          <table:table-cell table:style-name="Default" office:value-type="float" office:value="91064.63" calcext:value-type="float">
            <text:p>91064.63</text:p>
          </table:table-cell>
          <table:table-cell office:value-type="float" office:value="61" calcext:value-type="float">
            <text:p>6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4])" office:value-type="string" office:string-value="0000000000000000000003301" calcext:value-type="string">
            <text:p>0000000000000000000003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301</text:p>
          </table:table-cell>
          <table:table-cell table:style-name="Default" office:value-type="float" office:value="20521.6983333333" calcext:value-type="float">
            <text:p>20521.6983333333</text:p>
          </table:table-cell>
          <table:table-cell office:value-type="float" office:value="62" calcext:value-type="float">
            <text:p>6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5])" office:value-type="string" office:string-value="0000000000000000000004102" calcext:value-type="string">
            <text:p>0000000000000000000004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102</text:p>
          </table:table-cell>
          <table:table-cell table:style-name="Default" office:value-type="float" office:value="22749.18" calcext:value-type="float">
            <text:p>22749.18</text:p>
          </table:table-cell>
          <table:table-cell office:value-type="float" office:value="63" calcext:value-type="float">
            <text:p>6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6])" office:value-type="string" office:string-value="0000000000000000000003100" calcext:value-type="string">
            <text:p>0000000000000000000003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100</text:p>
          </table:table-cell>
          <table:table-cell table:style-name="Default" office:value-type="float" office:value="18163.5" calcext:value-type="float">
            <text:p>18163.5</text:p>
          </table:table-cell>
          <table:table-cell office:value-type="float" office:value="64" calcext:value-type="float">
            <text:p>6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7])" office:value-type="string" office:string-value="0000000000000000000002402" calcext:value-type="string">
            <text:p>00000000000000000000024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402</text:p>
          </table:table-cell>
          <table:table-cell table:style-name="Default" office:value-type="float" office:value="143809.04" calcext:value-type="float">
            <text:p>143809.04</text:p>
          </table:table-cell>
          <table:table-cell office:value-type="float" office:value="65" calcext:value-type="float">
            <text:p>6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8])" office:value-type="string" office:string-value="0000000000000000000003602" calcext:value-type="string">
            <text:p>0000000000000000000003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602</text:p>
          </table:table-cell>
          <table:table-cell table:style-name="Default" office:value-type="float" office:value="13959.08" calcext:value-type="float">
            <text:p>13959.08</text:p>
          </table:table-cell>
          <table:table-cell office:value-type="float" office:value="66" calcext:value-type="float">
            <text:p>6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9])" office:value-type="string" office:string-value="0000000000000000000003903" calcext:value-type="string">
            <text:p>0000000000000000000003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903</text:p>
          </table:table-cell>
          <table:table-cell table:style-name="Default" office:value-type="float" office:value="17717.31" calcext:value-type="float">
            <text:p>17717.31</text:p>
          </table:table-cell>
          <table:table-cell office:value-type="float" office:value="67" calcext:value-type="float">
            <text:p>6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0])" office:value-type="string" office:string-value="0000000000000000000004504" calcext:value-type="string">
            <text:p>00000000000000000000045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504</text:p>
          </table:table-cell>
          <table:table-cell table:style-name="Default" office:value-type="float" office:value="20845.2033333333" calcext:value-type="float">
            <text:p>20845.2033333333</text:p>
          </table:table-cell>
          <table:table-cell office:value-type="float" office:value="68" calcext:value-type="float">
            <text:p>6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1])" office:value-type="string" office:string-value="0000000000000000000002002" calcext:value-type="string">
            <text:p>0000000000000000000002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002</text:p>
          </table:table-cell>
          <table:table-cell table:style-name="Default" office:value-type="float" office:value="201762.3" calcext:value-type="float">
            <text:p>201762.3</text:p>
          </table:table-cell>
          <table:table-cell office:value-type="float" office:value="69" calcext:value-type="float">
            <text:p>6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2])" office:value-type="string" office:string-value="0000000000000000000002500" calcext:value-type="string">
            <text:p>0000000000000000000002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500</text:p>
          </table:table-cell>
          <table:table-cell table:style-name="Default" office:value-type="float" office:value="31098.68" calcext:value-type="float">
            <text:p>31098.68</text:p>
          </table:table-cell>
          <table:table-cell office:value-type="float" office:value="70" calcext:value-type="float">
            <text:p>7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3])" office:value-type="string" office:string-value="0000000000000000000002105" calcext:value-type="string">
            <text:p>00000000000000000000021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105</text:p>
          </table:table-cell>
          <table:table-cell table:style-name="Default" office:value-type="float" office:value="9282.56" calcext:value-type="float">
            <text:p>9282.56</text:p>
          </table:table-cell>
          <table:table-cell office:value-type="float" office:value="71" calcext:value-type="float">
            <text:p>7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4])" office:value-type="string" office:string-value="0000000000000000000004103" calcext:value-type="string">
            <text:p>0000000000000000000004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103</text:p>
          </table:table-cell>
          <table:table-cell table:style-name="Default" office:value-type="float" office:value="18572.99" calcext:value-type="float">
            <text:p>18572.99</text:p>
          </table:table-cell>
          <table:table-cell office:value-type="float" office:value="72" calcext:value-type="float">
            <text:p>7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5])" office:value-type="string" office:string-value="0000000000000000000004002" calcext:value-type="string">
            <text:p>0000000000000000000004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002</text:p>
          </table:table-cell>
          <table:table-cell table:style-name="Default" office:value-type="float" office:value="18815.34" calcext:value-type="float">
            <text:p>18815.34</text:p>
          </table:table-cell>
          <table:table-cell office:value-type="float" office:value="73" calcext:value-type="float">
            <text:p>7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6])" office:value-type="string" office:string-value="0000000000000000000002805" calcext:value-type="string">
            <text:p>00000000000000000000028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805</text:p>
          </table:table-cell>
          <table:table-cell table:style-name="Default" office:value-type="float" office:value="12478.2" calcext:value-type="float">
            <text:p>12478.2</text:p>
          </table:table-cell>
          <table:table-cell office:value-type="float" office:value="74" calcext:value-type="float">
            <text:p>7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7])" office:value-type="string" office:string-value="0000000000000000000004601" calcext:value-type="string">
            <text:p>0000000000000000000004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601</text:p>
          </table:table-cell>
          <table:table-cell table:style-name="Default" office:value-type="float" office:value="66563.89" calcext:value-type="float">
            <text:p>66563.89</text:p>
          </table:table-cell>
          <table:table-cell office:value-type="float" office:value="75" calcext:value-type="float">
            <text:p>7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8])" office:value-type="string" office:string-value="0000000000000000000002400" calcext:value-type="string">
            <text:p>0000000000000000000002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400</text:p>
          </table:table-cell>
          <table:table-cell table:style-name="Default" office:value-type="float" office:value="63985.7266666667" calcext:value-type="float">
            <text:p>63985.7266666667</text:p>
          </table:table-cell>
          <table:table-cell office:value-type="float" office:value="76" calcext:value-type="float">
            <text:p>7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9])" office:value-type="string" office:string-value="0000000000000000000003300" calcext:value-type="string">
            <text:p>0000000000000000000003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300</text:p>
          </table:table-cell>
          <table:table-cell table:style-name="Default" office:value-type="float" office:value="23707.09" calcext:value-type="float">
            <text:p>23707.09</text:p>
          </table:table-cell>
          <table:table-cell office:value-type="float" office:value="77" calcext:value-type="float">
            <text:p>7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0])" office:value-type="string" office:string-value="0000000000000000000002405" calcext:value-type="string">
            <text:p>00000000000000000000024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405</text:p>
          </table:table-cell>
          <table:table-cell table:style-name="Default" office:value-type="float" office:value="23643.29" calcext:value-type="float">
            <text:p>23643.29</text:p>
          </table:table-cell>
          <table:table-cell office:value-type="float" office:value="78" calcext:value-type="float">
            <text:p>7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1])" office:value-type="string" office:string-value="0000000000000000000002904" calcext:value-type="string">
            <text:p>00000000000000000000029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904</text:p>
          </table:table-cell>
          <table:table-cell table:style-name="Default" office:value-type="float" office:value="23035.19" calcext:value-type="float">
            <text:p>23035.19</text:p>
          </table:table-cell>
          <table:table-cell office:value-type="float" office:value="79" calcext:value-type="float">
            <text:p>7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2])" office:value-type="string" office:string-value="0000000000000000000002801" calcext:value-type="string">
            <text:p>0000000000000000000002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801</text:p>
          </table:table-cell>
          <table:table-cell table:style-name="Default" office:value-type="float" office:value="22351.6" calcext:value-type="float">
            <text:p>22351.6</text:p>
          </table:table-cell>
          <table:table-cell office:value-type="float" office:value="80" calcext:value-type="float">
            <text:p>8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3])" office:value-type="string" office:string-value="0000000000000000000004603" calcext:value-type="string">
            <text:p>00000000000000000000046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603</text:p>
          </table:table-cell>
          <table:table-cell table:style-name="Default" office:value-type="float" office:value="28405.21" calcext:value-type="float">
            <text:p>28405.21</text:p>
          </table:table-cell>
          <table:table-cell office:value-type="float" office:value="81" calcext:value-type="float">
            <text:p>8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4])" office:value-type="string" office:string-value="0000000000000000000004400" calcext:value-type="string">
            <text:p>0000000000000000000004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400</text:p>
          </table:table-cell>
          <table:table-cell table:style-name="Default" office:value-type="float" office:value="95564.59" calcext:value-type="float">
            <text:p>95564.59</text:p>
          </table:table-cell>
          <table:table-cell office:value-type="float" office:value="82" calcext:value-type="float">
            <text:p>8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5])" office:value-type="string" office:string-value="0000000000000000000002306" calcext:value-type="string">
            <text:p>00000000000000000000023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306</text:p>
          </table:table-cell>
          <table:table-cell table:style-name="Default" office:value-type="float" office:value="20584.73" calcext:value-type="float">
            <text:p>20584.73</text:p>
          </table:table-cell>
          <table:table-cell office:value-type="float" office:value="83" calcext:value-type="float">
            <text:p>8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6])" office:value-type="string" office:string-value="0000000000000000000001101" calcext:value-type="string">
            <text:p>0000000000000000000001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1101</text:p>
          </table:table-cell>
          <table:table-cell table:style-name="Default" office:value-type="float" office:value="26611.8" calcext:value-type="float">
            <text:p>26611.8</text:p>
          </table:table-cell>
          <table:table-cell office:value-type="float" office:value="84" calcext:value-type="float">
            <text:p>8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7])" office:value-type="string" office:string-value="0000000000000000000003102" calcext:value-type="string">
            <text:p>0000000000000000000003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102</text:p>
          </table:table-cell>
          <table:table-cell table:style-name="Default" office:value-type="float" office:value="44201.53" calcext:value-type="float">
            <text:p>44201.53</text:p>
          </table:table-cell>
          <table:table-cell office:value-type="float" office:value="85" calcext:value-type="float">
            <text:p>8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8])" office:value-type="string" office:string-value="0000000000000000000002004" calcext:value-type="string">
            <text:p>00000000000000000000020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004</text:p>
          </table:table-cell>
          <table:table-cell table:style-name="Default" office:value-type="float" office:value="22210.05" calcext:value-type="float">
            <text:p>22210.05</text:p>
          </table:table-cell>
          <table:table-cell office:value-type="float" office:value="86" calcext:value-type="float">
            <text:p>8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9])" office:value-type="string" office:string-value="0000000000000000000004100" calcext:value-type="string">
            <text:p>0000000000000000000004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100</text:p>
          </table:table-cell>
          <table:table-cell table:style-name="Default" office:value-type="float" office:value="6645.26" calcext:value-type="float">
            <text:p>6645.26</text:p>
          </table:table-cell>
          <table:table-cell office:value-type="float" office:value="87" calcext:value-type="float">
            <text:p>8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0])" office:value-type="string" office:string-value="0000000000000000000002101" calcext:value-type="string">
            <text:p>0000000000000000000002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101</text:p>
          </table:table-cell>
          <table:table-cell table:style-name="Default" office:value-type="float" office:value="33916.99" calcext:value-type="float">
            <text:p>33916.99</text:p>
          </table:table-cell>
          <table:table-cell office:value-type="float" office:value="88" calcext:value-type="float">
            <text:p>8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1])" office:value-type="string" office:string-value="0000000000000000000004507" calcext:value-type="string">
            <text:p>00000000000000000000045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507</text:p>
          </table:table-cell>
          <table:table-cell table:style-name="Default" office:value-type="float" office:value="31978.98" calcext:value-type="float">
            <text:p>31978.98</text:p>
          </table:table-cell>
          <table:table-cell office:value-type="float" office:value="89" calcext:value-type="float">
            <text:p>8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2])" office:value-type="string" office:string-value="0000000000000000000002906" calcext:value-type="string">
            <text:p>00000000000000000000029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906</text:p>
          </table:table-cell>
          <table:table-cell table:style-name="Default" office:value-type="float" office:value="9735.72" calcext:value-type="float">
            <text:p>9735.72</text:p>
          </table:table-cell>
          <table:table-cell office:value-type="float" office:value="90" calcext:value-type="float">
            <text:p>9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3])" office:value-type="string" office:string-value="0000000000000000000003702" calcext:value-type="string">
            <text:p>00000000000000000000037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702</text:p>
          </table:table-cell>
          <table:table-cell table:style-name="Default" office:value-type="float" office:value="71489.98" calcext:value-type="float">
            <text:p>71489.98</text:p>
          </table:table-cell>
          <table:table-cell office:value-type="float" office:value="91" calcext:value-type="float">
            <text:p>9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4])" office:value-type="string" office:string-value="0000000000000000000003801" calcext:value-type="string">
            <text:p>0000000000000000000003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801</text:p>
          </table:table-cell>
          <table:table-cell table:style-name="Default" office:value-type="float" office:value="22511.03" calcext:value-type="float">
            <text:p>22511.03</text:p>
          </table:table-cell>
          <table:table-cell office:value-type="float" office:value="92" calcext:value-type="float">
            <text:p>9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5])" office:value-type="string" office:string-value="0000000000000000000004600" calcext:value-type="string">
            <text:p>0000000000000000000004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600</text:p>
          </table:table-cell>
          <table:table-cell table:style-name="Default" office:value-type="float" office:value="13585.72" calcext:value-type="float">
            <text:p>13585.72</text:p>
          </table:table-cell>
          <table:table-cell office:value-type="float" office:value="93" calcext:value-type="float">
            <text:p>9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6])" office:value-type="string" office:string-value="0000000000000000000002601" calcext:value-type="string">
            <text:p>0000000000000000000002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601</text:p>
          </table:table-cell>
          <table:table-cell table:style-name="Default" office:value-type="float" office:value="48695.42" calcext:value-type="float">
            <text:p>48695.42</text:p>
          </table:table-cell>
          <table:table-cell office:value-type="float" office:value="94" calcext:value-type="float">
            <text:p>9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7])" office:value-type="string" office:string-value="0000000000000000000004000" calcext:value-type="string">
            <text:p>0000000000000000000004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000</text:p>
          </table:table-cell>
          <table:table-cell table:style-name="Default" office:value-type="float" office:value="6430.44" calcext:value-type="float">
            <text:p>6430.44</text:p>
          </table:table-cell>
          <table:table-cell office:value-type="float" office:value="95" calcext:value-type="float">
            <text:p>9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8])" office:value-type="string" office:string-value="0000000000000000000002407" calcext:value-type="string">
            <text:p>00000000000000000000024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407</text:p>
          </table:table-cell>
          <table:table-cell table:style-name="Default" office:value-type="float" office:value="4695.28" calcext:value-type="float">
            <text:p>4695.28</text:p>
          </table:table-cell>
          <table:table-cell office:value-type="float" office:value="96" calcext:value-type="float">
            <text:p>9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9])" office:value-type="string" office:string-value="0000000000000000000003901" calcext:value-type="string">
            <text:p>0000000000000000000003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901</text:p>
          </table:table-cell>
          <table:table-cell table:style-name="Default" office:value-type="float" office:value="19698.49" calcext:value-type="float">
            <text:p>19698.49</text:p>
          </table:table-cell>
          <table:table-cell office:value-type="float" office:value="97" calcext:value-type="float">
            <text:p>9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0])" office:value-type="string" office:string-value="0000000000000000000002404" calcext:value-type="string">
            <text:p>00000000000000000000024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404</text:p>
          </table:table-cell>
          <table:table-cell table:style-name="Default" office:value-type="float" office:value="53480.33" calcext:value-type="float">
            <text:p>53480.33</text:p>
          </table:table-cell>
          <table:table-cell office:value-type="float" office:value="98" calcext:value-type="float">
            <text:p>9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1])" office:value-type="string" office:string-value="0000000000000000000002807" calcext:value-type="string">
            <text:p>00000000000000000000028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807</text:p>
          </table:table-cell>
          <table:table-cell table:style-name="Default" office:value-type="float" office:value="6013.26" calcext:value-type="float">
            <text:p>6013.26</text:p>
          </table:table-cell>
          <table:table-cell office:value-type="float" office:value="99" calcext:value-type="float">
            <text:p>9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2])" office:value-type="string" office:string-value="0000000000000000000002804" calcext:value-type="string">
            <text:p>00000000000000000000028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804</text:p>
          </table:table-cell>
          <table:table-cell table:style-name="Default" office:value-type="float" office:value="13549.17" calcext:value-type="float">
            <text:p>13549.17</text:p>
          </table:table-cell>
          <table:table-cell office:value-type="float" office:value="100" calcext:value-type="float">
            <text:p>10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3])" office:value-type="string" office:string-value="0000000000000000000003202" calcext:value-type="string">
            <text:p>0000000000000000000003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202</text:p>
          </table:table-cell>
          <table:table-cell table:style-name="Default" office:value-type="float" office:value="117902.65" calcext:value-type="float">
            <text:p>117902.65</text:p>
          </table:table-cell>
          <table:table-cell office:value-type="float" office:value="101" calcext:value-type="float">
            <text:p>10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4])" office:value-type="string" office:string-value="0000000000000000000003700" calcext:value-type="string">
            <text:p>0000000000000000000003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700</text:p>
          </table:table-cell>
          <table:table-cell table:style-name="Default" office:value-type="float" office:value="10239.37" calcext:value-type="float">
            <text:p>10239.37</text:p>
          </table:table-cell>
          <table:table-cell office:value-type="float" office:value="102" calcext:value-type="float">
            <text:p>10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5])" office:value-type="string" office:string-value="0000000000000000000002401" calcext:value-type="string">
            <text:p>00000000000000000000024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401</text:p>
          </table:table-cell>
          <table:table-cell table:style-name="Default" office:value-type="float" office:value="65816.36" calcext:value-type="float">
            <text:p>65816.36</text:p>
          </table:table-cell>
          <table:table-cell office:value-type="float" office:value="103" calcext:value-type="float">
            <text:p>10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6])" office:value-type="string" office:string-value="0000000000000000000002001" calcext:value-type="string">
            <text:p>0000000000000000000002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001</text:p>
          </table:table-cell>
          <table:table-cell table:style-name="Default" office:value-type="float" office:value="139296.908333333" calcext:value-type="float">
            <text:p>139296.908333333</text:p>
          </table:table-cell>
          <table:table-cell office:value-type="float" office:value="104" calcext:value-type="float">
            <text:p>10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7])" office:value-type="string" office:string-value="0000000000000000000002406" calcext:value-type="string">
            <text:p>00000000000000000000024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406</text:p>
          </table:table-cell>
          <table:table-cell table:style-name="Default" office:value-type="float" office:value="47241.3" calcext:value-type="float">
            <text:p>47241.3</text:p>
          </table:table-cell>
          <table:table-cell office:value-type="float" office:value="105" calcext:value-type="float">
            <text:p>10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8])" office:value-type="string" office:string-value="0000000000000000000003803" calcext:value-type="string">
            <text:p>0000000000000000000003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803</text:p>
          </table:table-cell>
          <table:table-cell table:style-name="Default" office:value-type="float" office:value="47355.15" calcext:value-type="float">
            <text:p>47355.15</text:p>
          </table:table-cell>
          <table:table-cell office:value-type="float" office:value="106" calcext:value-type="float">
            <text:p>10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9])" office:value-type="string" office:string-value="0000000000000000000002100" calcext:value-type="string">
            <text:p>0000000000000000000002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100</text:p>
          </table:table-cell>
          <table:table-cell table:style-name="Default" office:value-type="float" office:value="14580.79" calcext:value-type="float">
            <text:p>14580.79</text:p>
          </table:table-cell>
          <table:table-cell office:value-type="float" office:value="107" calcext:value-type="float">
            <text:p>10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0])" office:value-type="string" office:string-value="0000000000000000000003000" calcext:value-type="string">
            <text:p>0000000000000000000003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000</text:p>
          </table:table-cell>
          <table:table-cell table:style-name="Default" office:value-type="float" office:value="36807.19" calcext:value-type="float">
            <text:p>36807.19</text:p>
          </table:table-cell>
          <table:table-cell office:value-type="float" office:value="108" calcext:value-type="float">
            <text:p>10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1])" office:value-type="string" office:string-value="0000000000000000000004700" calcext:value-type="string">
            <text:p>0000000000000000000004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700</text:p>
          </table:table-cell>
          <table:table-cell table:style-name="Default" office:value-type="float" office:value="24909.91" calcext:value-type="float">
            <text:p>24909.91</text:p>
          </table:table-cell>
          <table:table-cell office:value-type="float" office:value="109" calcext:value-type="float">
            <text:p>10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2])" office:value-type="string" office:string-value="0000000000000000000002702" calcext:value-type="string">
            <text:p>00000000000000000000027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702</text:p>
          </table:table-cell>
          <table:table-cell table:style-name="Default" office:value-type="float" office:value="18606.13" calcext:value-type="float">
            <text:p>18606.13</text:p>
          </table:table-cell>
          <table:table-cell office:value-type="float" office:value="110" calcext:value-type="float">
            <text:p>1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3])" office:value-type="string" office:string-value="0000000000000000000003002" calcext:value-type="string">
            <text:p>0000000000000000000003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002</text:p>
          </table:table-cell>
          <table:table-cell table:style-name="Default" office:value-type="float" office:value="51854.36" calcext:value-type="float">
            <text:p>51854.36</text:p>
          </table:table-cell>
          <table:table-cell office:value-type="float" office:value="111" calcext:value-type="float">
            <text:p>1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4])" office:value-type="string" office:string-value="0000000000000000000002700" calcext:value-type="string">
            <text:p>0000000000000000000002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700</text:p>
          </table:table-cell>
          <table:table-cell table:style-name="Default" office:value-type="float" office:value="53063.59" calcext:value-type="float">
            <text:p>53063.59</text:p>
          </table:table-cell>
          <table:table-cell office:value-type="float" office:value="112" calcext:value-type="float">
            <text:p>1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5])" office:value-type="string" office:string-value="0000000000000000000003900" calcext:value-type="string">
            <text:p>0000000000000000000003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900</text:p>
          </table:table-cell>
          <table:table-cell table:style-name="Default" office:value-type="float" office:value="13659.42" calcext:value-type="float">
            <text:p>13659.42</text:p>
          </table:table-cell>
          <table:table-cell office:value-type="float" office:value="113" calcext:value-type="float">
            <text:p>1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6])" office:value-type="string" office:string-value="0000000000000000000001302" calcext:value-type="string">
            <text:p>0000000000000000000001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1302</text:p>
          </table:table-cell>
          <table:table-cell table:style-name="Default" office:value-type="float" office:value="16138.01" calcext:value-type="float">
            <text:p>16138.01</text:p>
          </table:table-cell>
          <table:table-cell office:value-type="float" office:value="114" calcext:value-type="float">
            <text:p>1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7])" office:value-type="string" office:string-value="0000000000000000000003302" calcext:value-type="string">
            <text:p>0000000000000000000003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302</text:p>
          </table:table-cell>
          <table:table-cell table:style-name="Default" office:value-type="float" office:value="26170.56" calcext:value-type="float">
            <text:p>26170.56</text:p>
          </table:table-cell>
          <table:table-cell office:value-type="float" office:value="115" calcext:value-type="float">
            <text:p>1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8])" office:value-type="string" office:string-value="0000000000000000000002900" calcext:value-type="string">
            <text:p>0000000000000000000002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900</text:p>
          </table:table-cell>
          <table:table-cell table:style-name="Default" office:value-type="float" office:value="33545.0016833333" calcext:value-type="float">
            <text:p>33545.0016833333</text:p>
          </table:table-cell>
          <table:table-cell office:value-type="float" office:value="116" calcext:value-type="float">
            <text:p>1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9])" office:value-type="string" office:string-value="0000000000000000000004508" calcext:value-type="string">
            <text:p>00000000000000000000045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508</text:p>
          </table:table-cell>
          <table:table-cell table:style-name="Default" office:value-type="float" office:value="38735.17" calcext:value-type="float">
            <text:p>38735.17</text:p>
          </table:table-cell>
          <table:table-cell office:value-type="float" office:value="117" calcext:value-type="float">
            <text:p>1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0])" office:value-type="string" office:string-value="0000000000000000000002301" calcext:value-type="string">
            <text:p>0000000000000000000002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301</text:p>
          </table:table-cell>
          <table:table-cell table:style-name="Default" office:value-type="float" office:value="144638.48" calcext:value-type="float">
            <text:p>144638.48</text:p>
          </table:table-cell>
          <table:table-cell office:value-type="float" office:value="118" calcext:value-type="float">
            <text:p>1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1])" office:value-type="string" office:string-value="0000000000000000000002302" calcext:value-type="string">
            <text:p>0000000000000000000002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302</text:p>
          </table:table-cell>
          <table:table-cell table:style-name="Default" office:value-type="float" office:value="42772.57" calcext:value-type="float">
            <text:p>42772.57</text:p>
          </table:table-cell>
          <table:table-cell office:value-type="float" office:value="119" calcext:value-type="float">
            <text:p>1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2])" office:value-type="string" office:string-value="0000000000000000000002202" calcext:value-type="string">
            <text:p>0000000000000000000002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202</text:p>
          </table:table-cell>
          <table:table-cell table:style-name="Default" office:value-type="float" office:value="15910.88" calcext:value-type="float">
            <text:p>15910.88</text:p>
          </table:table-cell>
          <table:table-cell office:value-type="float" office:value="120" calcext:value-type="float">
            <text:p>1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3])" office:value-type="string" office:string-value="0000000000000000000002603" calcext:value-type="string">
            <text:p>00000000000000000000026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603</text:p>
          </table:table-cell>
          <table:table-cell table:style-name="Default" office:value-type="float" office:value="35441.41" calcext:value-type="float">
            <text:p>35441.41</text:p>
          </table:table-cell>
          <table:table-cell office:value-type="float" office:value="121" calcext:value-type="float">
            <text:p>1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4])" office:value-type="string" office:string-value="0000000000000000000002803" calcext:value-type="string">
            <text:p>0000000000000000000002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803</text:p>
          </table:table-cell>
          <table:table-cell table:style-name="Default" office:value-type="float" office:value="13681.44" calcext:value-type="float">
            <text:p>13681.44</text:p>
          </table:table-cell>
          <table:table-cell office:value-type="float" office:value="122" calcext:value-type="float">
            <text:p>1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5])" office:value-type="string" office:string-value="0000000000000000000004101" calcext:value-type="string">
            <text:p>0000000000000000000004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4101</text:p>
          </table:table-cell>
          <table:table-cell table:style-name="Default" office:value-type="float" office:value="17841.33" calcext:value-type="float">
            <text:p>17841.33</text:p>
          </table:table-cell>
          <table:table-cell office:value-type="float" office:value="123" calcext:value-type="float">
            <text:p>1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6])" office:value-type="string" office:string-value="0000000000000000000002703" calcext:value-type="string">
            <text:p>00000000000000000000027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703</text:p>
          </table:table-cell>
          <table:table-cell table:style-name="Default" office:value-type="float" office:value="6136.42" calcext:value-type="float">
            <text:p>6136.42</text:p>
          </table:table-cell>
          <table:table-cell office:value-type="float" office:value="124" calcext:value-type="float">
            <text:p>1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7])" office:value-type="string" office:string-value="0000000000000000000002201" calcext:value-type="string">
            <text:p>0000000000000000000002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201</text:p>
          </table:table-cell>
          <table:table-cell table:style-name="Default" office:value-type="float" office:value="18170.66" calcext:value-type="float">
            <text:p>18170.66</text:p>
          </table:table-cell>
          <table:table-cell office:value-type="float" office:value="125" calcext:value-type="float">
            <text:p>1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8])" office:value-type="string" office:string-value="0000000000000000000002403" calcext:value-type="string">
            <text:p>00000000000000000000024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2403</text:p>
          </table:table-cell>
          <table:table-cell table:style-name="Default" office:value-type="float" office:value="287212.24" calcext:value-type="float">
            <text:p>287212.24</text:p>
          </table:table-cell>
          <table:table-cell office:value-type="float" office:value="126" calcext:value-type="float">
            <text:p>1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9])" office:value-type="string" office:string-value="0000000000000000000003303" calcext:value-type="string">
            <text:p>0000000000000000000003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3303</text:p>
          </table:table-cell>
          <table:table-cell table:style-name="Default" office:value-type="float" office:value="70824.46" calcext:value-type="float">
            <text:p>70824.46</text:p>
          </table:table-cell>
          <table:table-cell office:value-type="float" office:value="127" calcext:value-type="float">
            <text:p>127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1303</text:p>
          </table:table-cell>
          <table:table-cell table:style-name="Default" office:value-type="float" office:value="64816.14" calcext:value-type="float">
            <text:p>64816.14</text:p>
          </table:table-cell>
          <table:table-cell office:value-type="string" calcext:value-type="string">
            <text:p>128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3"/>
          <table:table-cell office:value-type="string" calcext:value-type="string">
            <text:p>PROVISION ANTIGUEDAD PRESTACIONES SOCIALES EMPLEADOS MAYO 2014</text:p>
          </table:table-cell>
          <table:table-cell table:style-name="ce3" office:value-type="string" calcext:value-type="string">
            <text:p>1201</text:p>
          </table:table-cell>
          <table:table-cell table:style-name="ce5" office:value-type="float" office:value="45197.52" calcext:value-type="float">
            <text:p>45,197.52</text:p>
          </table:table-cell>
          <table:table-cell office:value-type="string" calcext:value-type="string">
            <text:p>129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05-31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EMPLEADOS MAYO 2014" calcext:value-type="string">
            <text:p>PROVISION ANTIGUEDAD PRESTACIONES SOCIALES EMPLEADOS MAY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5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05-31','---','-------------------------','PROVISION ANTIGUEDAD PRESTACIONES SOCIALES EMPLEADOS MAYO 2014',1,'-','----------','----------',0,0,0,0,'--','SIGESP');" calcext:value-type="string">
            <text:p>INSERT INTO sigesp_cmp VALUES('0001','SCGCMP','0','2014-05-31','---','-------------------------','PROVISION ANTIGUEDAD PRESTACIONES SOCIALES EMPLEADOS MAYO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5:08:43.2376616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5:11:05.523002466</dc:date>
    <dc:creator>Juan Plablo</dc:creator>
    <meta:editing-duration>PT4H36S</meta:editing-duration>
    <meta:editing-cycles>29</meta:editing-cycles>
    <meta:generator>LibreOffice/4.1.4.2$Linux_X86_64 LibreOffice_project/410m0$Build-2</meta:generator>
    <meta:document-statistic meta:table-count="2" meta:cell-count="1973" meta:object-count="0"/>
  </office:meta>
</office:document-meta>
</file>